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erif"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pt"/>
      <style:text-properties style:font-name="DejaVu Serif" fo:font-size="8pt" fo:font-style="italic" style:font-name-asian="AR PL SungtiL GB" style:font-size-asian="8pt" style:font-style-asian="italic" style:font-name-complex="Lohit Devanagari" style:font-size-complex="8pt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pt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bdbfe1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style-asian="italic" style:font-style-complex="italic"/>
    </style:style>
    <style:style style:name="ce7" style:family="table-cell" style:parent-style-name="Default">
      <style:table-cell-properties fo:wrap-option="wrap" style:vertical-align="top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7477b8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style-asian="italic" style:font-style-complex="italic"/>
    </style:style>
    <style:style style:name="ce9" style:family="table-cell" style:parent-style-name="Default">
      <style:table-cell-properties fo:background-color="#bdbfe1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name-asian="AR PL SungtiL GB" style:font-style-asian="italic" style:font-name-complex="Lohit Devanagari" style:font-style-complex="italic"/>
    </style:style>
    <style:style style:name="ce10" style:family="table-cell" style:parent-style-name="Default">
      <style:table-cell-properties fo:wrap-option="wrap" style:vertical-align="top"/>
      <style:text-properties style:font-name="DejaVu Serif" fo:font-size="8pt" fo:font-style="italic" style:font-name-asian="AR PL SungtiL GB" style:font-size-asian="8pt" style:font-style-asian="italic" style:font-name-complex="Lohit Devanagari" style:font-size-complex="8pt" style:font-style-complex="italic"/>
    </style:style>
    <style:style style:name="gr1" style:family="graphic">
      <style:graphic-properties draw:stroke="none" svg:stroke-color="#000000" draw:fill="none" draw:fill-color="#ffffff" draw:textarea-vertical-align="middle" fo:min-height="27.01pt"/>
    </style:style>
    <style:style style:name="gr2" style:family="graphic">
      <style:graphic-properties draw:stroke="none" svg:stroke-color="#000000" draw:fill="none" draw:fill-color="#ffffff" draw:textarea-vertical-align="middle" fo:min-height="22.51pt"/>
    </style:style>
    <style:style style:name="gr3" style:family="graphic">
      <style:graphic-properties draw:stroke="none" svg:stroke-color="#000000" draw:fill="none" draw:fill-color="#ffffff" draw:textarea-vertical-align="middle" fo:min-height="36.31pt"/>
    </style:style>
    <style:style style:name="P1" style:family="paragraph">
      <style:paragraph-properties fo:text-align="center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style:font-name="DejaVu Serif" fo:font-size="8pt" style:font-size-asian="8pt" style:font-size-complex="8pt"/>
    </style:style>
    <style:style style:name="T1" style:family="text">
      <style:text-properties fo:font-family="'Liberation Serif'" style:font-style-name="Regular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DejaVu Serif"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sub 75%" style:font-name="DejaVu Serif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family="'Liberation Serif'" style:font-style-name="Regular" fo:font-size="8pt" fo:font-style="italic" style:font-size-asian="8pt" style:font-style-asian="italic" style:font-size-complex="8pt" style:font-style-complex="italic"/>
    </style:style>
    <style:style style:name="T5" style:family="text">
      <style:text-properties fo:font-family="'DejaVu Serif'" style:font-style-name="Book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family="'DejaVu Serif'" style:font-style-name="Book" fo:font-size="8pt" fo:font-style="italic" style:font-size-asian="8pt" style:font-style-asian="italic" style:font-size-complex="8pt" style:font-style-complex="italic"/>
    </style:style>
    <style:style style:name="T7" style:family="text">
      <style:text-properties style:text-position="sub 75%"/>
    </style:style>
    <style:style style:name="T8" style:family="text">
      <style:text-properties style:font-name-asian="AR PL SungtiL GB" style:font-name-complex="Lohit Devanagari"/>
    </style:style>
    <style:style style:name="T9" style:family="text">
      <style:text-properties style:font-name-asian="AR PL SungtiL GB" style:font-name-complex="Lohit Devanagari" style:text-position="sub 75%"/>
    </style:style>
    <style:style style:name="T10" style:family="text">
      <style:text-properties style:font-name="DejaVu Serif" style:font-name-asian="AR PL SungtiL GB" style:font-name-complex="Lohit Devanagari"/>
    </style:style>
    <style:style style:name="T11" style:family="text">
      <style:text-properties style:font-name="DejaVu Serif" style:font-name-asian="AR PL SungtiL GB" style:font-name-complex="Lohit Devanagari" style:text-position="sub 75%"/>
    </style:style>
    <style:style style:name="T12" style:family="text">
      <style:text-properties style:text-position="-10% 75%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DejaVu Serif" style:font-name-asian="AR PL SungtiL GB" style:font-name-complex="Lohit Devanagari" fo:font-size="6pt" style:font-size-asian="6pt" style:font-size-complex="6pt"/>
    </style:style>
    <style:style style:name="T15" style:family="text">
      <style:text-properties style:font-name="DejaVu Serif" style:font-name-asian="AR PL SungtiL GB" style:font-name-complex="Lohit Devanagari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2" svg:width="23.81pt" svg:height="28.52pt" svg:x="95.81pt" svg:y="453.6pt">
            <draw:text-box>
              <text:p text:style-name="P1"><text:span text:style-name="T1">↑</text:span></text:p>
              <text:p text:style-name="P1"><text:span text:style-name="T2">Dys</text:span><text:span text:style-name="T3">0</text:span></text:p>
              <text:p text:style-name="P1"><text:span text:style-name="T4">↓</text:span></text:p>
            </draw:text-box>
          </draw:frame>
          <draw:frame draw:z-index="2" draw:style-name="gr2" draw:text-style-name="P3" svg:width="43.06pt" svg:height="22.51pt" svg:x="157.01pt" svg:y="493.63pt">
            <draw:text-box>
              <text:p text:style-name="P1"><text:span text:style-name="T5">←</text:span><text:span text:style-name="T2">Dxs</text:span><text:span text:style-name="T3">1</text:span><text:span text:style-name="T5">→</text:span></text:p>
            </draw:text-box>
          </draw:frame>
          <draw:frame draw:z-index="3" draw:style-name="gr2" draw:text-style-name="P3" svg:width="43.06pt" svg:height="22.51pt" svg:x="193.01pt" svg:y="493.2pt">
            <draw:text-box>
              <text:p text:style-name="P1"><text:span text:style-name="T5">←</text:span><text:span text:style-name="T2">Dxs</text:span><text:span text:style-name="T3">2</text:span><text:span text:style-name="T5">→</text:span></text:p>
            </draw:text-box>
          </draw:frame>
          <draw:frame draw:z-index="4" draw:style-name="gr2" draw:text-style-name="P3" svg:width="43.06pt" svg:height="22.51pt" svg:x="410.12pt" svg:y="493.2pt">
            <draw:text-box>
              <text:p text:style-name="P1"><text:span text:style-name="T5">←</text:span><text:span text:style-name="T2">Dxs</text:span><text:span text:style-name="T3">n-2</text:span><text:span text:style-name="T5">→</text:span></text:p>
            </draw:text-box>
          </draw:frame>
          <draw:frame draw:z-index="5" draw:style-name="gr2" draw:text-style-name="P3" svg:width="43.06pt" svg:height="22.51pt" svg:x="446.14pt" svg:y="493.2pt">
            <draw:text-box>
              <text:p text:style-name="P1"><text:span text:style-name="T5">←</text:span><text:span text:style-name="T2">Dxs</text:span><text:span text:style-name="T3">n-1</text:span><text:span text:style-name="T5">→</text:span></text:p>
            </draw:text-box>
          </draw:frame>
          <draw:frame draw:z-index="6" draw:style-name="gr2" draw:text-style-name="P2" svg:width="43.06pt" svg:height="22.51pt" svg:x="121.1pt" svg:y="493.2pt">
            <draw:text-box>
              <text:p text:style-name="P1"><text:span text:style-name="T6">←</text:span><text:span text:style-name="T2">Dxs</text:span><text:span text:style-name="T3">0</text:span><text:span text:style-name="T6">→</text:span></text:p>
            </draw:text-box>
          </draw:frame>
          <draw:frame draw:z-index="7" draw:style-name="gr1" draw:text-style-name="P3" svg:width="23.81pt" svg:height="28.52pt" svg:x="95.73pt" svg:y="417.15pt">
            <draw:text-box>
              <text:p text:style-name="P1"><text:span text:style-name="T4">↑</text:span></text:p>
              <text:p text:style-name="P1"><text:span text:style-name="T2">Dys</text:span><text:span text:style-name="T3">1</text:span></text:p>
              <text:p text:style-name="P1"><text:span text:style-name="T4">↓</text:span></text:p>
            </draw:text-box>
          </draw:frame>
          <draw:frame draw:z-index="8" draw:style-name="gr1" draw:text-style-name="P3" svg:width="23.81pt" svg:height="28.52pt" svg:x="95.75pt" svg:y="380.95pt">
            <draw:text-box>
              <text:p text:style-name="P1"><text:span text:style-name="T4">↑</text:span></text:p>
              <text:p text:style-name="P1"><text:span text:style-name="T2">Dys</text:span><text:span text:style-name="T3">2</text:span></text:p>
              <text:p text:style-name="P1"><text:span text:style-name="T4">↓</text:span></text:p>
            </draw:text-box>
          </draw:frame>
          <draw:frame draw:z-index="9" draw:style-name="gr3" draw:text-style-name="P3" svg:width="28.37pt" svg:height="36.31pt" svg:x="93.54pt" svg:y="161.21pt">
            <draw:text-box>
              <text:p text:style-name="P1"><text:span text:style-name="T4">↑</text:span></text:p>
              <text:p text:style-name="P1"><text:span text:style-name="T2">Dys</text:span><text:span text:style-name="T3">n-2</text:span></text:p>
              <text:p text:style-name="P1"><text:span text:style-name="T4">↓</text:span></text:p>
            </draw:text-box>
          </draw:frame>
          <draw:frame draw:z-index="10" draw:style-name="gr3" draw:text-style-name="P3" svg:width="28.37pt" svg:height="36.31pt" svg:x="93.54pt" svg:y="125.12pt">
            <draw:text-box>
              <text:p text:style-name="P1"><text:span text:style-name="T4">↑</text:span></text:p>
              <text:p text:style-name="P1"><text:span text:style-name="T2">Dys</text:span><text:span text:style-name="T3">n-1</text:span></text:p>
              <text:p text:style-name="P1"><text:span text:style-name="T4">↓</text:span></text:p>
            </draw:text-box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/>
          <table:table-cell table:style-name="ce4" office:value-type="string" calcext:value-type="string">
            <text:p>y<text:span text:style-name="T7">n</text:span></text:p>
          </table:table-cell>
          <table:table-cell table:number-columns-repeated="11"/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n-1</text:span>    </text:p>
            <text:p><text:span text:style-name="T8">y</text:span><text:span text:style-name="T9">n-1</text:span></text:p>
          </table:table-cell>
          <table:table-cell table:style-name="ce6" office:value-type="string" calcext:value-type="string">
            <text:p>0,n<text:span text:style-name="T12">y-1</text:span></text:p>
          </table:table-cell>
          <table:table-cell table:style-name="ce6" office:value-type="string" calcext:value-type="string">
            <text:p>1,n<text:span text:style-name="T12">y-1</text:span></text:p>
          </table:table-cell>
          <table:table-cell table:style-name="ce6" office:value-type="string" calcext:value-type="string">
            <text:p>2,n<text:span text:style-name="T12">y-1</text:span></text:p>
          </table:table-cell>
          <table:table-cell table:style-name="ce6" office:value-type="string" calcext:value-type="string">
            <text:p>3,n<text:span text:style-name="T12">y-1</text:span></text:p>
          </table:table-cell>
          <table:table-cell table:style-name="ce6" office:value-type="string" calcext:value-type="string">
            <text:p>4,n<text:span text:style-name="T12">y-1</text:span></text:p>
          </table:table-cell>
          <table:table-cell table:style-name="ce6" office:value-type="string" calcext:value-type="string">
            <text:p>5,n<text:span text:style-name="T12">y-1</text:span></text:p>
          </table:table-cell>
          <table:table-cell table:style-name="ce6" office:value-type="string" calcext:value-type="string">
            <text:p>6,n<text:span text:style-name="T12">y-1</text:span></text:p>
          </table:table-cell>
          <table:table-cell table:style-name="ce6" office:value-type="string" calcext:value-type="string">
            <text:p>7,n<text:span text:style-name="T12">y-1</text:span></text:p>
          </table:table-cell>
          <table:table-cell table:style-name="ce6" office:value-type="string" calcext:value-type="string">
            <text:p>n<text:span text:style-name="T7">x-2</text:span>,</text:p>
            <text:p>n<text:span text:style-name="T7">y-1</text:span></text:p>
          </table:table-cell>
          <table:table-cell table:style-name="ce6" office:value-type="string" calcext:value-type="string">
            <text:p>n<text:span text:style-name="T7">x-1</text:span>,</text:p>
            <text:p>n<text:span text:style-name="T7">y-1</text:span>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n-2</text:span>    </text:p>
            <text:p>y<text:span text:style-name="T7">n-2</text:span></text:p>
          </table:table-cell>
          <table:table-cell table:style-name="ce6" office:value-type="string" calcext:value-type="string">
            <text:p>0,n<text:span text:style-name="T7">y-2</text:span></text:p>
          </table:table-cell>
          <table:table-cell table:style-name="ce6" office:value-type="string" calcext:value-type="string">
            <text:p>1,n<text:span text:style-name="T7">y-2</text:span></text:p>
          </table:table-cell>
          <table:table-cell table:style-name="ce6" office:value-type="string" calcext:value-type="string">
            <text:p>2,n<text:span text:style-name="T7">y-2</text:span></text:p>
          </table:table-cell>
          <table:table-cell table:style-name="ce6" office:value-type="string" calcext:value-type="string">
            <text:p>3,n<text:span text:style-name="T7">y-2</text:span></text:p>
          </table:table-cell>
          <table:table-cell table:style-name="ce6" office:value-type="string" calcext:value-type="string">
            <text:p>4,n<text:span text:style-name="T7">y-2</text:span></text:p>
          </table:table-cell>
          <table:table-cell table:style-name="ce6" office:value-type="string" calcext:value-type="string">
            <text:p>5,n<text:span text:style-name="T7">y-2</text:span></text:p>
          </table:table-cell>
          <table:table-cell table:style-name="ce6" office:value-type="string" calcext:value-type="string">
            <text:p>6,n<text:span text:style-name="T7">y-2</text:span></text:p>
          </table:table-cell>
          <table:table-cell table:style-name="ce6" office:value-type="string" calcext:value-type="string">
            <text:p>7,n<text:span text:style-name="T7">y-2</text:span></text:p>
          </table:table-cell>
          <table:table-cell table:style-name="ce6" office:value-type="string" calcext:value-type="string">
            <text:p>n<text:span text:style-name="T7">x-2</text:span>,</text:p>
            <text:p>n<text:span text:style-name="T7">y-2</text:span></text:p>
          </table:table-cell>
          <table:table-cell table:style-name="ce6" office:value-type="string" calcext:value-type="string">
            <text:p>n<text:span text:style-name="T7">x-1</text:span>,</text:p>
            <text:p>n<text:span text:style-name="T7">y-2</text:span>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7</text:span>      </text:p>
            <text:p><text:span text:style-name="T8">y</text:span><text:span text:style-name="T9">7</text:span></text:p>
          </table:table-cell>
          <table:table-cell table:style-name="ce6" office:value-type="string" calcext:value-type="string">
            <text:p>0,7</text:p>
          </table:table-cell>
          <table:table-cell table:style-name="ce6" office:value-type="string" calcext:value-type="string">
            <text:p>1,7</text:p>
          </table:table-cell>
          <table:table-cell table:style-name="ce8" office:value-type="string" calcext:value-type="string">
            <text:p>2,7</text:p>
          </table:table-cell>
          <table:table-cell table:style-name="ce8" office:value-type="string" calcext:value-type="string">
            <text:p>3,7</text:p>
          </table:table-cell>
          <table:table-cell table:style-name="ce8" office:value-type="string" calcext:value-type="string">
            <text:p>4,7</text:p>
          </table:table-cell>
          <table:table-cell table:style-name="ce8" office:value-type="string" calcext:value-type="string">
            <text:p>5,7</text:p>
          </table:table-cell>
          <table:table-cell table:style-name="ce8" office:value-type="string" calcext:value-type="string">
            <text:p>6,7</text:p>
          </table:table-cell>
          <table:table-cell table:style-name="ce8" office:value-type="string" calcext:value-type="string">
            <text:p>7,7</text:p>
          </table:table-cell>
          <table:table-cell table:style-name="ce6" office:value-type="string" calcext:value-type="string">
            <text:p><text:span text:style-name="T10">n</text:span><text:span text:style-name="T11">x-2</text:span><text:span text:style-name="T10">,7</text:span></text:p>
          </table:table-cell>
          <table:table-cell table:style-name="ce6" office:value-type="string" calcext:value-type="string">
            <text:p><text:span text:style-name="T10">n</text:span><text:span text:style-name="T11">x-1</text:span>,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6</text:span>      </text:p>
            <text:p><text:span text:style-name="T8">y</text:span><text:span text:style-name="T9">6</text:span></text:p>
          </table:table-cell>
          <table:table-cell table:style-name="ce6" office:value-type="string" calcext:value-type="string">
            <text:p>0,6</text:p>
          </table:table-cell>
          <table:table-cell table:style-name="ce6" office:value-type="string" calcext:value-type="string">
            <text:p>1,6</text:p>
          </table:table-cell>
          <table:table-cell table:style-name="ce8" office:value-type="string" calcext:value-type="string">
            <text:p>2,6</text:p>
          </table:table-cell>
          <table:table-cell table:style-name="ce8" office:value-type="string" calcext:value-type="string">
            <text:p>3,6</text:p>
          </table:table-cell>
          <table:table-cell table:style-name="ce8" office:value-type="string" calcext:value-type="string">
            <text:p>4,6</text:p>
          </table:table-cell>
          <table:table-cell table:style-name="ce8" office:value-type="string" calcext:value-type="string">
            <text:p>5,6</text:p>
          </table:table-cell>
          <table:table-cell table:style-name="ce8" office:value-type="string" calcext:value-type="string">
            <text:p>6,6</text:p>
          </table:table-cell>
          <table:table-cell table:style-name="ce8" office:value-type="string" calcext:value-type="string">
            <text:p>7,6</text:p>
          </table:table-cell>
          <table:table-cell table:style-name="ce9" office:value-type="string" calcext:value-type="string">
            <text:p><text:span text:style-name="T8">n</text:span><text:span text:style-name="T9">x-2</text:span><text:span text:style-name="T8">,6</text:span></text:p>
          </table:table-cell>
          <table:table-cell table:style-name="ce6" office:value-type="string" calcext:value-type="string">
            <text:p><text:span text:style-name="T10">n</text:span><text:span text:style-name="T11">x-1</text:span>,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5</text:span>      </text:p>
            <text:p><text:span text:style-name="T8">y</text:span><text:span text:style-name="T9">5</text:span></text:p>
          </table:table-cell>
          <table:table-cell table:style-name="ce6" office:value-type="string" calcext:value-type="string">
            <text:p>0,5</text:p>
          </table:table-cell>
          <table:table-cell table:style-name="ce6" office:value-type="string" calcext:value-type="string">
            <text:p>1,5</text:p>
          </table:table-cell>
          <table:table-cell table:style-name="ce8" office:value-type="string" calcext:value-type="string">
            <text:p>2,5</text:p>
          </table:table-cell>
          <table:table-cell table:style-name="ce8" office:value-type="string" calcext:value-type="string">
            <text:p>3,5</text:p>
          </table:table-cell>
          <table:table-cell table:style-name="ce8" office:value-type="string" calcext:value-type="string">
            <text:p>4,5</text:p>
          </table:table-cell>
          <table:table-cell table:style-name="ce8" office:value-type="string" calcext:value-type="string">
            <text:p>5,5</text:p>
          </table:table-cell>
          <table:table-cell table:style-name="ce8" office:value-type="string" calcext:value-type="string">
            <text:p>6,5</text:p>
          </table:table-cell>
          <table:table-cell table:style-name="ce8" office:value-type="string" calcext:value-type="string">
            <text:p>7,5</text:p>
          </table:table-cell>
          <table:table-cell table:style-name="ce9" office:value-type="string" calcext:value-type="string">
            <text:p><text:span text:style-name="T8">n</text:span><text:span text:style-name="T9">x-2</text:span><text:span text:style-name="T8">,5</text:span></text:p>
          </table:table-cell>
          <table:table-cell table:style-name="ce6" office:value-type="string" calcext:value-type="string">
            <text:p><text:span text:style-name="T10">n</text:span><text:span text:style-name="T11">x-1</text:span>,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7">4</text:span>      </text:p>
            <text:p><text:span text:style-name="T8">y</text:span><text:span text:style-name="T9">4</text:span></text:p>
          </table:table-cell>
          <table:table-cell table:style-name="ce6" office:value-type="string" calcext:value-type="string">
            <text:p>0,4</text:p>
          </table:table-cell>
          <table:table-cell table:style-name="ce6" office:value-type="string" calcext:value-type="string">
            <text:p>1,4</text:p>
          </table:table-cell>
          <table:table-cell table:style-name="ce8" office:value-type="string" calcext:value-type="string">
            <text:p>2,4</text:p>
          </table:table-cell>
          <table:table-cell table:style-name="ce8" office:value-type="string" calcext:value-type="string">
            <text:p>3,4</text:p>
          </table:table-cell>
          <table:table-cell table:style-name="ce8" office:value-type="string" calcext:value-type="string">
            <text:p>4,4</text:p>
          </table:table-cell>
          <table:table-cell table:style-name="ce8" office:value-type="string" calcext:value-type="string">
            <text:p>5,4</text:p>
          </table:table-cell>
          <table:table-cell table:style-name="ce8" office:value-type="string" calcext:value-type="string">
            <text:p>6,4</text:p>
          </table:table-cell>
          <table:table-cell table:style-name="ce8" office:value-type="string" calcext:value-type="string">
            <text:p>7,4</text:p>
          </table:table-cell>
          <table:table-cell table:style-name="ce9" office:value-type="string" calcext:value-type="string">
            <text:p><text:span text:style-name="T8">n</text:span><text:span text:style-name="T9">x-2</text:span><text:span text:style-name="T8">,4</text:span></text:p>
          </table:table-cell>
          <table:table-cell table:style-name="ce6" office:value-type="string" calcext:value-type="string">
            <text:p><text:span text:style-name="T10">n</text:span><text:span text:style-name="T11">x-1</text:span>,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8">Dy</text:span><text:span text:style-name="T9">3</text:span><text:span text:style-name="T8">      </text:span></text:p>
            <text:p><text:span text:style-name="T8">y</text:span><text:span text:style-name="T9">3</text:span></text:p>
          </table:table-cell>
          <table:table-cell table:style-name="ce6" office:value-type="string" calcext:value-type="string">
            <text:p>0,3</text:p>
          </table:table-cell>
          <table:table-cell table:style-name="ce6" office:value-type="string" calcext:value-type="string">
            <text:p>1,3</text:p>
          </table:table-cell>
          <table:table-cell table:style-name="ce8" office:value-type="string" calcext:value-type="string">
            <text:p>2,3</text:p>
          </table:table-cell>
          <table:table-cell table:style-name="ce8" office:value-type="string" calcext:value-type="string">
            <text:p>3,3</text:p>
          </table:table-cell>
          <table:table-cell table:style-name="ce8" office:value-type="string" calcext:value-type="string">
            <text:p>4,3</text:p>
          </table:table-cell>
          <table:table-cell table:style-name="ce8" office:value-type="string" calcext:value-type="string">
            <text:p>5,3</text:p>
          </table:table-cell>
          <table:table-cell table:style-name="ce8" office:value-type="string" calcext:value-type="string">
            <text:p>6,3</text:p>
          </table:table-cell>
          <table:table-cell table:style-name="ce8" office:value-type="string" calcext:value-type="string">
            <text:p>7,3</text:p>
          </table:table-cell>
          <table:table-cell table:style-name="ce9" office:value-type="string" calcext:value-type="string">
            <text:p><text:span text:style-name="T8">n</text:span><text:span text:style-name="T9">x-2</text:span><text:span text:style-name="T8">,3</text:span></text:p>
          </table:table-cell>
          <table:table-cell table:style-name="ce6" office:value-type="string" calcext:value-type="string">
            <text:p><text:span text:style-name="T10">n</text:span><text:span text:style-name="T11">x-1</text:span>,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8">Dy</text:span><text:span text:style-name="T9">2</text:span><text:span text:style-name="T8">      </text:span></text:p>
            <text:p><text:span text:style-name="T8">y</text:span><text:span text:style-name="T9">2</text:span></text:p>
          </table:table-cell>
          <table:table-cell table:style-name="ce6" office:value-type="string" calcext:value-type="string">
            <text:p>0,2</text:p>
          </table:table-cell>
          <table:table-cell table:style-name="ce6" office:value-type="string" calcext:value-type="string">
            <text:p>1,2</text:p>
          </table:table-cell>
          <table:table-cell table:style-name="ce8" office:value-type="string" calcext:value-type="string">
            <text:p>2,2</text:p>
          </table:table-cell>
          <table:table-cell table:style-name="ce8" office:value-type="string" calcext:value-type="string">
            <text:p>3,2</text:p>
          </table:table-cell>
          <table:table-cell table:style-name="ce8" office:value-type="string" calcext:value-type="string">
            <text:p>4,2</text:p>
          </table:table-cell>
          <table:table-cell table:style-name="ce8" office:value-type="string" calcext:value-type="string">
            <text:p>5,2</text:p>
          </table:table-cell>
          <table:table-cell table:style-name="ce8" office:value-type="string" calcext:value-type="string">
            <text:p>6,2</text:p>
          </table:table-cell>
          <table:table-cell table:style-name="ce8" office:value-type="string" calcext:value-type="string">
            <text:p>7,2</text:p>
          </table:table-cell>
          <table:table-cell table:style-name="ce9" office:value-type="string" calcext:value-type="string">
            <text:p><text:span text:style-name="T8">n</text:span><text:span text:style-name="T9">x-2</text:span><text:span text:style-name="T8">,2</text:span></text:p>
          </table:table-cell>
          <table:table-cell table:style-name="ce6" office:value-type="string" calcext:value-type="string">
            <text:p><text:span text:style-name="T10">n</text:span><text:span text:style-name="T11">x-1</text:span>,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>
            <text:p><text:span text:style-name="T10">Dy</text:span><text:span text:style-name="T11">1</text:span><text:span text:style-name="T10">      </text:span></text:p>
            <text:p><text:span text:style-name="T10">y</text:span><text:span text:style-name="T11">1</text:span>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1,1</text:p>
          </table:table-cell>
          <table:table-cell table:style-name="ce6" office:value-type="string" calcext:value-type="string">
            <text:p>2,1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4,1</text:p>
          </table:table-cell>
          <table:table-cell table:style-name="ce6" office:value-type="string" calcext:value-type="string">
            <text:p>5,1</text:p>
          </table:table-cell>
          <table:table-cell table:style-name="ce6" office:value-type="string" calcext:value-type="string">
            <text:p>6,1</text:p>
          </table:table-cell>
          <table:table-cell table:style-name="ce6" office:value-type="string" calcext:value-type="string">
            <text:p>7,1</text:p>
          </table:table-cell>
          <table:table-cell table:style-name="ce6" office:value-type="string" calcext:value-type="string">
            <text:p><text:span text:style-name="T10">n</text:span><text:span text:style-name="T11">x-2</text:span>,1</text:p>
          </table:table-cell>
          <table:table-cell table:style-name="ce6" office:value-type="string" calcext:value-type="string">
            <text:p><text:span text:style-name="T10">n</text:span><text:span text:style-name="T11">x-1</text:span>,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<text:span text:style-name="T8">Dy</text:span><text:span text:style-name="T9">0</text:span><text:span text:style-name="T8">      </text:span></text:p>
            <text:p><text:span text:style-name="T8">y</text:span><text:span text:style-name="T9">0</text:span></text:p>
          </table:table-cell>
          <table:table-cell table:style-name="ce6" office:value-type="string" calcext:value-type="string">
            <text:p>0,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3,0</text:p>
          </table:table-cell>
          <table:table-cell table:style-name="ce6" office:value-type="string" calcext:value-type="string">
            <text:p>4,0</text:p>
          </table:table-cell>
          <table:table-cell table:style-name="ce6" office:value-type="string" calcext:value-type="string">
            <text:p>5,0</text:p>
          </table:table-cell>
          <table:table-cell table:style-name="ce6" office:value-type="string" calcext:value-type="string">
            <text:p>6,0</text:p>
          </table:table-cell>
          <table:table-cell table:style-name="ce6" office:value-type="string" calcext:value-type="string">
            <text:p>7,0</text:p>
          </table:table-cell>
          <table:table-cell table:style-name="ce6" office:value-type="string" calcext:value-type="string">
            <text:p><text:span text:style-name="T10">n</text:span><text:span text:style-name="T11">x-2</text:span>,0</text:p>
          </table:table-cell>
          <table:table-cell table:style-name="ce6" office:value-type="string" calcext:value-type="string">
            <text:p><text:span text:style-name="T10">n</text:span><text:span text:style-name="T11">x-1</text:span><text:span text:style-name="T10">,0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7" office:value-type="string" calcext:value-type="string">
            <text:p>x<text:span text:style-name="T7">0</text:span></text:p>
            <text:p><text:span text:style-name="T13"/></text:p>
            <text:p>    Dx<text:span text:style-name="T7">0</text:span></text:p>
          </table:table-cell>
          <table:table-cell table:style-name="ce7" office:value-type="string" calcext:value-type="string">
            <text:p><text:span text:style-name="T10">x</text:span><text:span text:style-name="T11">1</text:span></text:p>
            <text:p><text:span text:style-name="T14"/></text:p>
            <text:p><text:span text:style-name="T10">    Dx</text:span><text:span text:style-name="T11">1</text:span></text:p>
          </table:table-cell>
          <table:table-cell table:style-name="ce7" office:value-type="string" calcext:value-type="string">
            <text:p><text:span text:style-name="T10">x</text:span><text:span text:style-name="T11">2</text:span></text:p>
            <text:p><text:span text:style-name="T14"/></text:p>
            <text:p><text:span text:style-name="T10">    Dx</text:span><text:span text:style-name="T11">2</text:span></text:p>
          </table:table-cell>
          <table:table-cell table:style-name="ce7" office:value-type="string" calcext:value-type="string">
            <text:p><text:span text:style-name="T10">x</text:span><text:span text:style-name="T11">3</text:span></text:p>
            <text:p><text:span text:style-name="T15"/></text:p>
            <text:p><text:span text:style-name="T10">    Dx</text:span><text:span text:style-name="T11">3</text:span></text:p>
          </table:table-cell>
          <table:table-cell table:style-name="ce7" office:value-type="string" calcext:value-type="string">
            <text:p><text:span text:style-name="T10">x</text:span><text:span text:style-name="T11">4</text:span></text:p>
            <text:p><text:span text:style-name="T14"/></text:p>
            <text:p><text:span text:style-name="T10">    Dx</text:span><text:span text:style-name="T11">4</text:span></text:p>
          </table:table-cell>
          <table:table-cell table:style-name="ce7" office:value-type="string" calcext:value-type="string">
            <text:p><text:span text:style-name="T10">x</text:span><text:span text:style-name="T11">5</text:span></text:p>
            <text:p><text:span text:style-name="T14"/></text:p>
            <text:p><text:span text:style-name="T10">    Dx</text:span><text:span text:style-name="T11">5</text:span></text:p>
          </table:table-cell>
          <table:table-cell table:style-name="ce7" office:value-type="string" calcext:value-type="string">
            <text:p><text:span text:style-name="T10">x</text:span><text:span text:style-name="T11">6</text:span></text:p>
            <text:p><text:span text:style-name="T14"/></text:p>
            <text:p><text:span text:style-name="T10">    Dx</text:span><text:span text:style-name="T11">6</text:span></text:p>
          </table:table-cell>
          <table:table-cell table:style-name="ce7" office:value-type="string" calcext:value-type="string">
            <text:p><text:span text:style-name="T10">x</text:span><text:span text:style-name="T11">7</text:span></text:p>
            <text:p><text:span text:style-name="T14"/></text:p>
            <text:p><text:span text:style-name="T10">    Dx</text:span><text:span text:style-name="T11">7</text:span></text:p>
          </table:table-cell>
          <table:table-cell table:style-name="ce7" office:value-type="string" calcext:value-type="string">
            <text:p><text:span text:style-name="T10">x</text:span><text:span text:style-name="T11">n-2</text:span></text:p>
            <text:p><text:span text:style-name="T14"/></text:p>
            <text:p><text:span text:style-name="T10">    Dx</text:span><text:span text:style-name="T11">n-2</text:span></text:p>
          </table:table-cell>
          <table:table-cell table:style-name="ce7" office:value-type="string" calcext:value-type="string">
            <text:p><text:span text:style-name="T10">x</text:span><text:span text:style-name="T11">n-1</text:span></text:p>
            <text:p><text:span text:style-name="T14"/></text:p>
            <text:p><text:span text:style-name="T10">    Dx</text:span><text:span text:style-name="T11">n-1</text:span></text:p>
          </table:table-cell>
          <table:table-cell table:style-name="ce10" office:value-type="string" calcext:value-type="string">
            <text:p><text:span text:style-name="T8">x</text:span><text:span text:style-name="T9">n</text:span>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3:Sheet1.O14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14:37.447404854</meta:creation-date>
    <dc:date>2018-04-26T21:37:53.077763435</dc:date>
    <meta:editing-duration>PT41M3S</meta:editing-duration>
    <meta:editing-cycles>8</meta:editing-cycles>
    <meta:generator>LibreOffice/5.4.6.2$Linux_X86_64 LibreOffice_project/40m0$Build-2</meta:generator>
    <meta:document-statistic meta:table-count="1" meta:cell-count="122" meta:object-count="10"/>
  </office:meta>
</office:document-meta>
</file>